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E1790000635200003BA264257D9F.svg" manifest:media-type="image/svg+xml"/>
  <manifest:file-entry manifest:full-path="Pictures/10000001000000FC00000057207CB8D8.png" manifest:media-type="image/png"/>
  <manifest:file-entry manifest:full-path="Pictures/1000BE930000635200003BA2A8B99DBF.svg" manifest:media-type="image/svg+xml"/>
  <manifest:file-entry manifest:full-path="Pictures/10000001000003910000022461645A89.png" manifest:media-type="image/png"/>
  <manifest:file-entry manifest:full-path="Pictures/100000010000039100000224DCCE29CC.png" manifest:media-type="image/png"/>
  <manifest:file-entry manifest:full-path="Pictures/10000001000004C800000198C91A536A.png" manifest:media-type="image/png"/>
  <manifest:file-entry manifest:full-path="Pictures/1000EAA70000B2B200003BA20136E65D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05cm" fo:min-width="18.85cm" fo:padding-top="0cm" fo:padding-bottom="0cm" fo:padding-left="0cm" fo:padding-right="0cm" fo:wrap-option="wrap" loext:decorative="false"/>
    </style:style>
    <style:style style:name="gr3" style:family="graphic" style:parent-style-name="standard">
      <style:graphic-properties draw:stroke="solid" svg:stroke-width="0.106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24cm" fo:min-width="20.111cm" fo:padding-top="0cm" fo:padding-bottom="0cm" fo:padding-left="0cm" fo:padding-right="0cm" fo:wrap-option="wrap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1.2999992370605pt" fo:letter-spacing="normal" fo:language="de" fo:country="DE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>
        <loext:char-complex-color loext:theme-type="dark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4pt" style:font-size-asian="14pt" style:font-size-complex="14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onderseite_20_für_20_große_20_Grafiken">
        <draw:g draw:name="Gruppieren 3" draw:style-name="gr1">
          <draw:custom-shape draw:name="Textfeld 1" draw:style-name="gr2" draw:text-style-name="P1" draw:layer="layout" svg:width="18.849cm" svg:height="1.904cm" svg:x="4.575cm" svg:y="1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2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4" draw:style-name="gr4" draw:text-style-name="P3" draw:layer="layout" svg:width="20.11cm" svg:height="0.723cm" svg:x="4.648cm" svg:y="1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0.345cm" svg:height="12.215cm" svg:x="3.81cm" svg:y="1.27cm">
          <draw:image xlink:href="Pictures/1000BE930000635200003BA2A8B99DBF.svg" xlink:type="simple" xlink:show="embed" xlink:actuate="onLoad" draw:mime-type="image/svg+xml">
            <text:p/>
          </draw:image>
          <draw:image xlink:href="Pictures/10000001000003910000022461645A89.png" xlink:type="simple" xlink:show="embed" xlink:actuate="onLoad" draw:mime-type="image/png"/>
        </draw:frame>
        <presentation:notes draw:style-name="dp1">
          <draw:page-thumbnail draw:name="Folienbildplatzhalter 1" draw:style-name="gr6" draw:layer="layout" svg:width="18.665cm" svg:height="11.136cm" svg:x="1.166cm" svg:y="2.227cm" draw:page-number="1" presentation:class="page"/>
          <draw:frame draw:name="Notizenplatzhalter 2" presentation:style-name="pr1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2" presentation:style-name="pr2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2" draw:style-name="dp1" draw:master-page-name="Sonderseite_20_für_20_große_20_Grafiken">
        <draw:g draw:name="Gruppieren 1" draw:style-name="gr1">
          <draw:custom-shape draw:name="Textfeld 5" draw:style-name="gr2" draw:text-style-name="P1" draw:layer="layout" svg:width="18.849cm" svg:height="1.904cm" svg:x="4.575cm" svg:y="1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3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6" draw:style-name="gr4" draw:text-style-name="P3" draw:layer="layout" svg:width="20.11cm" svg:height="0.723cm" svg:x="4.648cm" svg:y="1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18.365cm" svg:height="11.026cm" svg:x="3.81cm" svg:y="1.27cm">
          <draw:image xlink:href="Pictures/1000E1790000635200003BA264257D9F.svg" xlink:type="simple" xlink:show="embed" xlink:actuate="onLoad" draw:mime-type="image/svg+xml">
            <text:p/>
          </draw:image>
          <draw:image xlink:href="Pictures/100000010000039100000224DCCE29CC.png" xlink:type="simple" xlink:show="embed" xlink:actuate="onLoad" draw:mime-type="image/png"/>
        </draw:frame>
        <presentation:notes draw:style-name="dp1">
          <draw:page-thumbnail draw:name="Folienbildplatzhalter 2" draw:style-name="gr6" draw:layer="layout" svg:width="18.665cm" svg:height="11.136cm" svg:x="1.166cm" svg:y="2.227cm" draw:page-number="2" presentation:class="page"/>
          <draw:frame draw:name="Notizenplatzhalter 3" presentation:style-name="pr3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3" draw:style-name="dp1" draw:master-page-name="Sonderseite_20_für_20_große_20_Grafiken">
        <draw:g draw:name="Gruppieren 2" draw:style-name="gr1">
          <draw:custom-shape draw:name="Textfeld 3" draw:style-name="gr2" draw:text-style-name="P1" draw:layer="layout" svg:width="18.849cm" svg:height="1.904cm" svg:x="4.575cm" svg:y="1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4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7" draw:style-name="gr4" draw:text-style-name="P3" draw:layer="layout" svg:width="20.11cm" svg:height="0.723cm" svg:x="4.648cm" svg:y="1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4.189cm" svg:height="8.071cm" svg:x="1.846cm" svg:y="2.724cm">
          <draw:image xlink:href="Pictures/1000EAA70000B2B200003BA20136E65D.svg" xlink:type="simple" xlink:show="embed" xlink:actuate="onLoad" draw:mime-type="image/svg+xml">
            <text:p/>
          </draw:image>
          <draw:image xlink:href="Pictures/10000001000004C800000198C91A536A.png" xlink:type="simple" xlink:show="embed" xlink:actuate="onLoad" draw:mime-type="image/png"/>
        </draw:frame>
        <presentation:notes draw:style-name="dp1">
          <draw:page-thumbnail draw:name="Folienbildplatzhalter 3" draw:style-name="gr6" draw:layer="layout" svg:width="18.665cm" svg:height="11.136cm" svg:x="1.166cm" svg:y="2.227cm" draw:page-number="3" presentation:class="page"/>
          <draw:frame draw:name="Notizenplatzhalter 4" presentation:style-name="pr5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4" presentation:style-name="pr6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4" draw:style-name="dp1" draw:master-page-name="Sonderseite_20_für_20_große_20_Grafiken">
        <draw:g draw:name="Gruppieren 4" draw:style-name="gr1">
          <draw:custom-shape draw:name="Textfeld 8" draw:style-name="gr2" draw:text-style-name="P1" draw:layer="layout" svg:width="18.849cm" svg:height="1.904cm" svg:x="4.575cm" svg:y="1.2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5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9" draw:style-name="gr4" draw:text-style-name="P3" draw:layer="layout" svg:width="20.11cm" svg:height="0.723cm" svg:x="4.648cm" svg:y="1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4" draw:style-name="gr6" draw:layer="layout" svg:width="18.665cm" svg:height="11.136cm" svg:x="1.166cm" svg:y="2.227cm" draw:page-number="4" presentation:class="page"/>
          <draw:frame draw:name="Notizenplatzhalter 5" presentation:style-name="pr7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5" presentation:style-name="pr8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background" style:display-name="Sonderseite für große Grafiken-background" style:family="presentation">
      <style:graphic-properties draw:stroke="none" draw:fill="solid" draw:fill-color="#ffffff"/>
      <style:text-properties style:letter-kerning="true"/>
    </style:style>
    <style:style style:name="Sonderseite_20_für_20_große_20_Grafiken-backgroundobjects" style:display-name="Sonderseite für große Grafik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nderseite_20_für_20_große_20_Grafiken-notes" style:display-name="Sonderseite für große Grafik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6pt" style:font-style-asian="normal" style:font-weight-asian="normal" style:font-name-complex="Lucida Sans" style:font-family-complex="'Lucida Sans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outline1" style:display-name="Sonderseite für große Grafiken-outline1" style:family="presentation">
      <style:graphic-properties draw:stroke="none" draw:fill="none" draw:auto-grow-height="false" draw:fit-to-size="false" style:shrink-to-fit="true" style:writing-mode="lr-tb">
        <text:list-style style:name="Sonderseite_20_für_20_große_20_Grafiken-outline1" style:display-name="Sonderseite für große Grafik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language="en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nderseite_20_für_20_große_20_Grafiken-outline2" style:display-name="Sonderseite für große Grafiken-outline2" style:family="presentation" style:parent-style-name="Sonderseite_20_für_20_große_20_Grafiken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onderseite_20_für_20_große_20_Grafiken-outline3" style:display-name="Sonderseite für große Grafiken-outline3" style:family="presentation" style:parent-style-name="Sonderseite_20_für_20_große_20_Grafiken-outline2">
      <style:graphic-properties style:writing-mode="lr-tb"/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onderseite_20_für_20_große_20_Grafiken-outline4" style:display-name="Sonderseite für große Grafiken-outline4" style:family="presentation" style:parent-style-name="Sonderseite_20_für_20_große_20_Grafiken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onderseite_20_für_20_große_20_Grafiken-outline5" style:display-name="Sonderseite für große Grafiken-outline5" style:family="presentation" style:parent-style-name="Sonderseite_20_für_20_große_20_Grafike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6" style:display-name="Sonderseite für große Grafiken-outline6" style:family="presentation" style:parent-style-name="Sonderseite_20_für_20_große_20_Grafike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7" style:display-name="Sonderseite für große Grafiken-outline7" style:family="presentation" style:parent-style-name="Sonderseite_20_für_20_große_20_Grafike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8" style:display-name="Sonderseite für große Grafiken-outline8" style:family="presentation" style:parent-style-name="Sonderseite_20_für_20_große_20_Grafike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9" style:display-name="Sonderseite für große Grafiken-outline9" style:family="presentation" style:parent-style-name="Sonderseite_20_für_20_große_20_Grafike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subtitle" style:display-name="Sonderseite für große Grafiken-subtitle" style:family="presentation">
      <style:graphic-properties draw:stroke="none" draw:fill="none" draw:textarea-vertical-align="middle">
        <text:list-style style:name="Sonderseite_20_für_20_große_20_Grafiken-subtitle" style:display-name="Sonderseite für große Grafik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title" style:display-name="Sonderseite für große Grafiken-title" style:family="presentation">
      <style:graphic-properties draw:stroke="none" draw:fill="none" draw:textarea-vertical-align="middle" style:writing-mode="lr-tb">
        <text:list-style style:name="Sonderseite_20_für_20_große_20_Grafiken-title" style:display-name="Sonderseite für große Grafik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3999996185303pt" fo:letter-spacing="normal" fo:language="en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2.48cm" fo:min-width="27.5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onderseite_20_für_20_große_20_Grafike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onderseite_20_für_20_große_20_Grafik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8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nderseite_20_für_20_große_20_Grafiken" style:display-name="Sonderseite für große Grafiken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1" draw:style-name="Mgr3" draw:text-style-name="MP7" draw:layer="backgroundobjects" svg:width="27.999cm" svg:height="2.729cm" svg:x="0cm" svg:y="13.2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8" draw:layer="backgroundobjects" svg:width="4.276cm" svg:height="1.101cm" svg:x="1.236cm" svg:y="14.22cm">
        <draw:image xlink:href="Pictures/10000001000000FC00000057207CB8D8.png" xlink:type="simple" xlink:show="embed" xlink:actuate="onLoad" draw:mime-type="image/png">
          <text:p/>
        </draw:image>
      </draw:frame>
      <draw:frame presentation:style-name="Sonderseite_20_für_20_große_20_Grafiken-title" draw:layer="backgroundobjects" svg:width="25.199cm" svg:height="2.629cm" svg:x="1.399cm" svg:y="0.628cm" presentation:class="title" presentation:placeholder="true">
        <draw:text-box/>
      </draw:frame>
      <draw:frame presentation:style-name="Sonderseite_20_für_20_große_20_Grafiken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Sonderseite_20_für_20_große_20_Grafiken-title" draw:layer="backgroundobjects" svg:width="112.838cm" svg:height="0.045cm" svg:x="0.001cm" svg:y="2.638cm" presentation:class="page"/>
        <draw:frame presentation:style-name="Sonderseite_20_für_20_große_20_Grafiken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4T21:21:45.363000000</meta:creation-date>
    <dc:date>2024-07-14T21:31:44.529000000</dc:date>
    <meta:editing-duration>PT9M59S</meta:editing-duration>
    <meta:editing-cycles>2</meta:editing-cycles>
    <meta:generator>LibreOffice/24.2.2.2$Windows_X86_64 LibreOffice_project/d56cc158d8a96260b836f100ef4b4ef25d6f1a01</meta:generator>
    <meta:document-statistic meta:object-count="62"/>
  </office:meta>
</office:document-meta>
</file>